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4" office:value-type="string" calcext:value-type="string">
            <text:p>Unchangeable titles</text:p>
          </table:table-cell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formula="of:=STRREV(&quot;נתונים מותאמים אישית&quot;)" office:value-type="string" office:string-value="תישיא םימאתומ םינותנ" calcext:value-type="string">
            <text:p>תישיא םימאתומ םינותנ</text:p>
          </table:table-cell>
          <table:table-cell office:value-type="string" calcext:value-type="string">
            <text:p>Пользовательские данные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  <table:table-row table:style-name="ro1">
          <table:table-cell table:number-columns-repeated="2" office:value-type="string" calcext:value-type="string">
            <text:p>Multi-select</text:p>
          </table:table-cell>
          <table:table-cell table:style-name="ce7" table:formula="of:=STRREV(&quot;בחירה מרובה&quot;)" office:value-type="string" office:string-value="הבורמ הריחב" calcext:value-type="string">
            <text:p>הבורמ הריחב</text:p>
          </table:table-cell>
          <table:table-cell office:value-type="string" calcext:value-type="string">
            <text:p>Выбрать несколько</text:p>
          </table:table-cell>
        </table:table-row>
        <table:table-row table:style-name="ro1">
          <table:table-cell table:number-columns-repeated="2" office:value-type="string" calcext:value-type="string">
            <text:p>Cancel selection</text:p>
          </table:table-cell>
          <table:table-cell table:formula="of:=STRREV(&quot;ביטול בחירה&quot;)" office:value-type="string" office:string-value="הריחב לוטיב" calcext:value-type="string">
            <text:p>הריחב לוטיב</text:p>
          </table:table-cell>
          <table:table-cell office:value-type="string" calcext:value-type="string">
            <text:p>Отменить выбор</text:p>
          </table:table-cell>
        </table:table-row>
        <table:table-row table:style-name="ro1">
          <table:table-cell table:number-columns-repeated="2" office:value-type="string" calcext:value-type="string">
            <text:p>Totals</text:p>
          </table:table-cell>
          <table:table-cell table:formula="of:=STRREV(&quot;סיכומים&quot;)" office:value-type="string" office:string-value="םימוכיס" calcext:value-type="string">
            <text:p>םימוכיס</text:p>
          </table:table-cell>
          <table:table-cell office:value-type="string" calcext:value-type="string">
            <text:p>Итоги</text:p>
          </table:table-cell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table:formula="of:=STRREV(&quot;הגדרות&quot;)" office:value-type="string" office:string-value="תורדגה" calcext:value-type="string">
            <text:p>תורדגה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table:number-columns-repeated="2" office:value-type="string" calcext:value-type="string">
            <text:p>Unchangeable data</text:p>
          </table:table-cell>
          <table:table-cell table:formula="of:=STRREV(&quot;מידע לא משתנה&quot;)" office:value-type="string" office:string-value="הנתשמ אל עדימ" calcext:value-type="string">
            <text:p>הנתשמ אל עדימ</text:p>
          </table:table-cell>
          <table:table-cell office:value-type="string" calcext:value-type="string">
            <text:p>Неизменяемые данные</text:p>
          </table:table-cell>
        </table:table-row>
        <table:table-row table:style-name="ro1">
          <table:table-cell table:number-columns-repeated="2" office:value-type="string" calcext:value-type="string">
            <text:p>Export to</text:p>
          </table:table-cell>
          <table:table-cell table:formula="of:=STRREV(&quot;לשמר ל..&quot;)" office:value-type="string" office:string-value="..ל רמשל" calcext:value-type="string">
            <text:p>..ל רמשל</text:p>
          </table:table-cell>
          <table:table-cell office:value-type="string" calcext:value-type="string">
            <text:p>Экспортировать…</text:p>
          </table:table-cell>
        </table:table-row>
        <table:table-row table:style-name="ro1">
          <table:table-cell table:number-columns-repeated="2" office:value-type="string" calcext:value-type="string">
            <text:p>Forgot Check-in?</text:p>
          </table:table-cell>
          <table:table-cell table:formula="of:=STRREV(&quot;שכחת לכנס?&quot;)" office:value-type="string" office:string-value="?סנכל תחכש" calcext:value-type="string">
            <text:p>?סנכל תחכש</text:p>
          </table:table-cell>
          <table:table-cell office:value-type="string" calcext:value-type="string">
            <text:p>Забыли начать?</text:p>
          </table:table-cell>
        </table:table-row>
        <table:table-row table:style-name="ro1">
          <table:table-cell table:number-columns-repeated="2" office:value-type="string" calcext:value-type="string">
            <text:p>April Fools' Day</text:p>
          </table:table-cell>
          <table:table-cell table:formula="of:=STRREV(&quot;האחד באפריל&quot;)" office:value-type="string" office:string-value="לירפאב דחאה" calcext:value-type="string">
            <text:p>לירפאב דחאה</text:p>
          </table:table-cell>
          <table:table-cell office:value-type="string" calcext:value-type="string">
            <text:p>День дурака</text:p>
          </table:table-cell>
        </table:table-row>
        <table:table-row table:style-name="ro1">
          <table:table-cell table:number-columns-repeated="2" office:value-type="string" calcext:value-type="string">
            <text:p>International Women's Day</text:p>
          </table:table-cell>
          <table:table-cell table:formula="of:=STRREV(&quot;יום האישה הבינלאומי&quot;)" office:value-type="string" office:string-value="ימואלניבה השיאה םוי" calcext:value-type="string">
            <text:p>ימואלניבה השיאה םוי</text:p>
          </table:table-cell>
          <table:table-cell office:value-type="string" calcext:value-type="string">
            <text:p>Международный женский день</text:p>
          </table:table-cell>
        </table:table-row>
        <table:table-row table:style-name="ro1">
          <table:table-cell table:number-columns-repeated="2" office:value-type="string" calcext:value-type="string">
            <text:p>Day(s)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 (дни)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План часов</text:p>
          </table:table-cell>
        </table:table-row>
        <table:table-row table:style-name="ro1">
          <table:table-cell table:number-columns-repeated="2" office:value-type="string" calcext:value-type="string">
            <text:p>Monthly hours</text:p>
          </table:table-cell>
          <table:table-cell table:formula="of:=STRREV(&quot;יעד שעות עבודה בחודש&quot;)" office:value-type="string" office:string-value="שדוחב הדובע תועש דעי" calcext:value-type="string">
            <text:p>שדוחב הדובע תועש דעי</text:p>
          </table:table-cell>
          <table:table-cell office:value-type="string" calcext:value-type="string">
            <text:p>Ежемесячное кол. часо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3-05-20T15:53:30.982000000</dc:date>
    <meta:editing-duration>P6DT13H7M38S</meta:editing-duration>
    <meta:editing-cycles>370</meta:editing-cycles>
    <meta:generator>LibreOffice/7.5.2.2$Windows_X86_64 LibreOffice_project/53bb9681a964705cf672590721dbc85eb4d0c3a2</meta:generator>
    <meta:document-statistic meta:table-count="1" meta:cell-count="832" meta:object-count="0"/>
  </office:meta>
</office:document-meta>
</file>